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leFilter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leFilterTransformer.characters( char [ ] c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oleFilterTransformer.end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oleFilterTransform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FilterTransformer.comment( char [ ] ch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oleFilterTransformer.RoleFilter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oleFilterTransformer.processingInstruction( String target ,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oleFilterTransformer.en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oleFilterTransformer.start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oleFilterTransformer.start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oleFilterTransformer.copyAttributes( final Attributes a , final int role , final int view , boolean readOnl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oleFilterTransformer.startElement( String uri , String loc , String raw , Attributes a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RoleFilterTransformer.endElement( String uri , String loc , String ra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leFilterTransform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FilterTransformer.setup( SourceResolver resolver , Map objectModel , String src , 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